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00000019A78B850BFB1D5C6BE.png" manifest:media-type="image/png"/>
  <manifest:file-entry manifest:full-path="Pictures/10000000000002ED000002ED81A900CF363EBAD8.jpg" manifest:media-type="image/jpeg"/>
  <manifest:file-entry manifest:full-path="Pictures/10000201000000F0000001982A24768566361B82.png" manifest:media-type="image/png"/>
  <manifest:file-entry manifest:full-path="Pictures/10000201000001E00000012BD4999A135A58DD12.png" manifest:media-type="image/png"/>
  <manifest:file-entry manifest:full-path="Pictures/100002010000025800000258F4BDC034E9E66EAD.png" manifest:media-type="image/png"/>
  <manifest:file-entry manifest:full-path="Pictures/10000201000001E00000012CEED6E87592E75348.png" manifest:media-type="image/png"/>
  <manifest:file-entry manifest:full-path="Pictures/1000020100000258000002586AD6865DC0B83B53.png" manifest:media-type="image/png"/>
  <manifest:file-entry manifest:full-path="Pictures/10000201000003D8000001FC3C0BF50E6C507350.png" manifest:media-type="image/png"/>
  <manifest:file-entry manifest:full-path="Pictures/1000020100000132000001531BA444B047E1D0C0.png" manifest:media-type="image/png"/>
  <manifest:file-entry manifest:full-path="Pictures/10000201000001320000015BC845439633251F2D.png" manifest:media-type="image/png"/>
  <manifest:file-entry manifest:full-path="Pictures/10000201000001E00000012BBB60CC92B9443644.png" manifest:media-type="image/png"/>
  <manifest:file-entry manifest:full-path="Pictures/10000201000001E00000012C05E05A9C15AA650D.png" manifest:media-type="image/png"/>
  <manifest:file-entry manifest:full-path="Pictures/10000201000001E00000013EE078D275B9F11D6F.png" manifest:media-type="image/png"/>
  <manifest:file-entry manifest:full-path="Pictures/100002010000021C0000011A4F526E7F68F24B8B.png" manifest:media-type="image/png"/>
  <manifest:file-entry manifest:full-path="Pictures/100002010000015C0000011A5EB442E5FC728C43.png" manifest:media-type="image/png"/>
  <manifest:file-entry manifest:full-path="Pictures/100002010000021C00000138A253C64AFC89CA4B.png" manifest:media-type="image/png"/>
  <manifest:file-entry manifest:full-path="Pictures/10000201000001E2000002A037AA3A7E5291169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666666"/>
    </style:style>
    <style:style style:name="dp2" style:family="drawing-page">
      <style:drawing-page-properties draw:fill="solid" draw:fill-color="#342a06"/>
    </style:style>
    <style:style style:name="dp3" style:family="drawing-page"/>
    <style:style style:name="gr1" style:family="graphic" style:parent-style-name="standard">
      <style:graphic-properties draw:stroke="solid" svg:stroke-width="0.529cm" svg:stroke-color="#ffffff" draw:marker-start-width="0.99cm" draw:marker-end-width="0.99cm" draw:fill-color="#ff0000" draw:textarea-horizontal-align="justify" draw:textarea-vertical-align="middle" draw:auto-grow-height="false" fo:min-height="6.998cm" fo:min-width="6.522cm" fo:padding-top="0.386cm" fo:padding-bottom="0.386cm" fo:padding-left="0.511cm" fo:padding-right="0.511cm"/>
    </style:style>
    <style:style style:name="gr2" style:family="graphic" style:parent-style-name="standard">
      <style:graphic-properties draw:stroke="solid" svg:stroke-width="0.529cm" svg:stroke-color="#ffffff" draw:marker-start-width="0.99cm" draw:marker-end-width="0.99cm" draw:fill-color="#00ff00" draw:textarea-horizontal-align="justify" draw:textarea-vertical-align="middle" draw:auto-grow-height="false" fo:min-height="6.998cm" fo:min-width="6.522cm" fo:padding-top="0.386cm" fo:padding-bottom="0.386cm" fo:padding-left="0.511cm" fo:padding-right="0.511cm"/>
    </style:style>
    <style:style style:name="gr3" style:family="graphic" style:parent-style-name="standard">
      <style:graphic-properties draw:stroke="solid" svg:stroke-width="0.529cm" svg:stroke-color="#ffffff" draw:marker-start-width="0.99cm" draw:marker-end-width="0.99cm" draw:fill-color="#0000ff" draw:textarea-horizontal-align="justify" draw:textarea-vertical-align="middle" draw:auto-grow-height="false" fo:min-height="6.998cm" fo:min-width="6.522cm" fo:padding-top="0.386cm" fo:padding-bottom="0.386cm" fo:padding-left="0.511cm" fo:padding-right="0.51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bitmap" draw:fill-image-name="Zink-Rust" draw:textarea-horizontal-align="justify" draw:textarea-vertical-align="middle" draw:auto-grow-height="false" fo:min-height="8.918cm" fo:min-width="18.828cm" loext:glow-radius="0cm" loext:glow-color="#ff0000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00ff00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bitmap" draw:fill-image-name="Zink-Rust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668cm" svg:height="10.894cm" svg:x="2.159cm" svg:y="8.00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10.668cm" svg:height="10.894cm" svg:x="16.002cm" svg:y="8.156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10.668cm" svg:height="10.894cm" svg:x="30.734cm" svg:y="7.74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  <draw:page draw:name="page2" draw:style-name="dp2" draw:master-page-name="Default">
        <draw:frame draw:style-name="gr4" draw:text-style-name="P4" draw:layer="layout" svg:width="12.701cm" svg:height="12.701cm" svg:x="20.574cm" svg:y="0.381cm">
          <draw:image xlink:href="Pictures/100002010000025800000258F4BDC034E9E66EAD.png" xlink:type="simple" xlink:show="embed" xlink:actuate="onLoad" draw:mime-type="image/png">
            <text:p/>
          </draw:image>
        </draw:frame>
        <draw:frame draw:style-name="gr4" draw:text-style-name="P4" draw:layer="layout" svg:width="12.7cm" svg:height="12.7cm" svg:x="3.683cm" svg:y="0.889cm">
          <draw:image xlink:href="Pictures/1000020100000258000002586AD6865DC0B83B53.png" xlink:type="simple" xlink:show="embed" xlink:actuate="onLoad" draw:mime-type="image/png">
            <text:p/>
          </draw:image>
        </draw:frame>
        <draw:custom-shape draw:style-name="gr5" draw:text-style-name="P5" draw:layer="layout" svg:width="20.32cm" svg:height="10.16cm" svg:x="-0.381cm" svg:y="15.8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21.027cm" svg:height="10.867cm" svg:x="20.475cm" svg:y="15.649cm">
          <draw:image xlink:href="Pictures/10000201000003D8000001FC3C0BF50E6C507350.png" xlink:type="simple" xlink:show="embed" xlink:actuate="onLoad" draw:mime-type="image/png">
            <text:p/>
          </draw:image>
        </draw:frame>
      </draw:page>
      <draw:page draw:name="page3" draw:style-name="dp3" draw:master-page-name="Default">
        <draw:frame draw:style-name="gr4" draw:text-style-name="P4" draw:layer="layout" svg:width="5.08cm" svg:height="8.637cm" svg:x="1.143cm" svg:y="1.016cm">
          <draw:image xlink:href="Pictures/10000201000000F0000001982A24768566361B82.png" xlink:type="simple" xlink:show="embed" xlink:actuate="onLoad" draw:mime-type="image/png">
            <text:p/>
          </draw:image>
        </draw:frame>
        <draw:frame draw:style-name="gr4" draw:text-style-name="P4" draw:layer="layout" svg:width="5.08cm" svg:height="8.685cm" svg:x="11.303cm" svg:y="1.016cm">
          <draw:image xlink:href="Pictures/10000201000000F00000019A78B850BFB1D5C6BE.png" xlink:type="simple" xlink:show="embed" xlink:actuate="onLoad" draw:mime-type="image/png">
            <text:p/>
          </draw:image>
        </draw:frame>
        <draw:frame draw:style-name="gr4" draw:text-style-name="P4" draw:layer="layout" svg:width="6.478cm" svg:height="7.175cm" svg:x="20.701cm" svg:y="1.016cm">
          <draw:image xlink:href="Pictures/1000020100000132000001531BA444B047E1D0C0.png" xlink:type="simple" xlink:show="embed" xlink:actuate="onLoad" draw:mime-type="image/png">
            <text:p/>
          </draw:image>
        </draw:frame>
        <draw:frame draw:style-name="gr4" draw:text-style-name="P4" draw:layer="layout" svg:width="6.478cm" svg:height="7.35cm" svg:x="32.893cm" svg:y="0.841cm">
          <draw:image xlink:href="Pictures/10000201000001320000015BC845439633251F2D.png" xlink:type="simple" xlink:show="embed" xlink:actuate="onLoad" draw:mime-type="image/png">
            <text:p/>
          </draw:image>
        </draw:frame>
      </draw:page>
      <draw:page draw:name="page4" draw:style-name="dp3" draw:master-page-name="Default">
        <draw:frame draw:style-name="gr4" draw:text-style-name="P4" draw:layer="layout" svg:width="10.16cm" svg:height="6.36cm" svg:x="29.337cm" svg:y="1.714cm">
          <draw:image xlink:href="Pictures/10000201000001E00000012CEED6E87592E75348.png" xlink:type="simple" xlink:show="embed" xlink:actuate="onLoad" draw:mime-type="image/png">
            <text:p/>
          </draw:image>
        </draw:frame>
        <draw:frame draw:style-name="gr4" draw:text-style-name="P4" draw:layer="layout" svg:width="10.16cm" svg:height="6.323cm" svg:x="15.24cm" svg:y="1.714cm">
          <draw:image xlink:href="Pictures/10000201000001E00000012BBB60CC92B9443644.png" xlink:type="simple" xlink:show="embed" xlink:actuate="onLoad" draw:mime-type="image/png">
            <text:p/>
          </draw:image>
        </draw:frame>
        <draw:frame draw:style-name="gr4" draw:text-style-name="P4" draw:layer="layout" svg:width="10.16cm" svg:height="6.323cm" svg:x="1.016cm" svg:y="1.678cm">
          <draw:image xlink:href="Pictures/10000201000001E00000012BD4999A135A58DD12.png" xlink:type="simple" xlink:show="embed" xlink:actuate="onLoad" draw:mime-type="image/png">
            <text:p/>
          </draw:image>
        </draw:frame>
        <draw:frame draw:style-name="gr4" draw:text-style-name="P6" draw:layer="layout" svg:width="10.16cm" svg:height="6.35cm" svg:x="1.016cm" svg:y="10.16cm">
          <draw:image xlink:href="Pictures/10000201000001E00000012C05E05A9C15AA650D.png" xlink:type="simple" xlink:show="embed" xlink:actuate="onLoad" draw:mime-type="image/png">
            <text:p/>
          </draw:image>
        </draw:frame>
        <draw:frame draw:style-name="gr6" draw:text-style-name="P7" draw:layer="layout" svg:width="11.43cm" svg:height="5.969cm" svg:x="14.859cm" svg:y="10.668cm">
          <draw:image xlink:href="Pictures/100002010000021C0000011A4F526E7F68F24B8B.png" xlink:type="simple" xlink:show="embed" xlink:actuate="onLoad" draw:mime-type="image/png">
            <text:p/>
          </draw:image>
        </draw:frame>
        <draw:frame draw:style-name="gr6" draw:text-style-name="P7" draw:layer="layout" svg:width="7.366cm" svg:height="5.969cm" svg:x="30.226cm" svg:y="10.668cm">
          <draw:image xlink:href="Pictures/100002010000015C0000011A5EB442E5FC728C43.png" xlink:type="simple" xlink:show="embed" xlink:actuate="onLoad" draw:mime-type="image/png">
            <text:p/>
          </draw:image>
        </draw:frame>
        <draw:frame draw:style-name="gr6" draw:text-style-name="P7" draw:layer="layout" svg:width="11.43cm" svg:height="6.604cm" svg:x="0.889cm" svg:y="18.542cm">
          <draw:image xlink:href="Pictures/100002010000021C00000138A253C64AFC89CA4B.png" xlink:type="simple" xlink:show="embed" xlink:actuate="onLoad" draw:mime-type="image/png">
            <text:p/>
          </draw:image>
        </draw:frame>
        <draw:frame draw:style-name="gr6" draw:text-style-name="P7" draw:layer="layout" svg:width="10.16cm" svg:height="6.731cm" svg:x="28.956cm" svg:y="19.05cm">
          <draw:image xlink:href="Pictures/10000201000001E00000013EE078D275B9F11D6F.png" xlink:type="simple" xlink:show="embed" xlink:actuate="onLoad" draw:mime-type="image/png">
            <text:p/>
          </draw:image>
        </draw:frame>
        <draw:frame draw:style-name="gr6" draw:text-style-name="P7" draw:layer="layout" svg:width="10.211cm" svg:height="14.224cm" svg:x="15.24cm" svg:y="18.669cm">
          <draw:image xlink:href="Pictures/10000201000001E2000002A037AA3A7E5291169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Zink-Rust" xlink:href="Pictures/10000000000002ED000002ED81A900CF363EBA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0.3$Windows_X86_64 LibreOffice_project/8061b3e9204bef6b321a21033174034a5e2ea88e</meta:generator>
    <dc:date>2021-08-23T22:32:33.677000000</dc:date>
    <meta:editing-duration>PT5H8M23S</meta:editing-duration>
    <meta:editing-cycles>9</meta:editing-cycles>
    <meta:document-statistic meta:object-count="20"/>
  </office:meta>
</office:document-meta>
</file>